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5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paragraph-rsid="001dd95d"/>
    </style:style>
    <style:style style:name="P7" style:family="paragraph" style:parent-style-name="Text_20_body" style:list-style-name="L1">
      <style:text-properties officeooo:paragraph-rsid="001dd95d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a352b85-7fff-c425-73dc-ade3bc529865"/>Resources:</text:p>
      <text:p text:style-name="P2"><text:span text:style-name="T1">Poems of Willliam Blake: </text:span><text:a xlink:type="simple" xlink:href="https://ia601602.us.archive.org/13/items/poemsofwilliambl00blak/poemsofwilliambl00blak.pdf" text:style-name="Internet_20_link" text:visited-style-name="Visited_20_Internet_20_Link"><text:span text:style-name="T2">https://ia601602.us.archive.org/13/items/poemsofwilliambl00blak/poemsofwilliambl00blak.pdf</text:span></text:a><text:span text:style-name="T3"> </text:span></text:p>
      <text:p text:style-name="P2"><text:span text:style-name="T1">Books of William Blake: </text:span><text:a xlink:type="simple" xlink:href="https://www.gutenberg.org/ebooks/author/295" text:style-name="Internet_20_link" text:visited-style-name="Visited_20_Internet_20_Link"><text:span text:style-name="T2">https://www.gutenberg.org/ebooks/author/295</text:span></text:a><text:span text:style-name="T3"> </text:span></text:p>
      <text:p text:style-name="Text_20_body"/>
      <text:p text:style-name="P1">460 Free Textbooks – Math, Science, and More [Online PDF for College and High School]</text:p>
      <text:p text:style-name="P3"><text:a xlink:type="simple" xlink:href="https://www.freecodecamp.org/news/free-textbooks-math-science-and-more-online-pdf-for-college-and-high-school/#heading-natural-sciences" text:style-name="Internet_20_link" text:visited-style-name="Visited_20_Internet_20_Link"><text:span text:style-name="T2">https://www.freecodecamp.org/news/free-textbooks-math-science-and-more-online-pdf-for-college-and-high-school/#heading-natural-sciences</text:span></text:a><text:span text:style-name="T3"> </text:span></text:p>
      <text:p text:style-name="P4"><text:span text:style-name="T1">AP Physics: OpenStax free distribution </text:span><text:a xlink:type="simple" xlink:href="https://assets.openstax.org/oscms-prodcms/media/documents/College_Physics_for_AP_Courses_2e-WEB_DkhNbxV.pdf" text:style-name="Internet_20_link" text:visited-style-name="Visited_20_Internet_20_Link"><text:span text:style-name="T2">https://assets.openstax.org/oscms-prodcms/media/documents/College_Physics_for_AP_Courses_2e-WEB_DkhNbxV.pdf</text:span></text:a><text:span text:style-name="T3"> </text:span></text:p>
      <text:p text:style-name="P5">Need all subjects books like this so we can share our video recordings etc.</text:p>
      <text:p text:style-name="P2"><text:span text:style-name="T1">OpenStax textbooks: </text:span><text:a xlink:type="simple" xlink:href="https://openstax.org/" text:style-name="Internet_20_link" text:visited-style-name="Visited_20_Internet_20_Link"><text:span text:style-name="T2">https://openstax.org/</text:span></text:a><text:span text:style-name="T3"> </text:span><text:span text:style-name="T1">on Maths, Programming, Science, Social etc. </text:span></text:p>
      <text:p text:style-name="P2"><text:span text:style-name="T1">Open textbook library: </text:span><text:a xlink:type="simple" xlink:href="https://open.umn.edu/opentextbooks/" text:style-name="Internet_20_link" text:visited-style-name="Visited_20_Internet_20_Link"><text:span text:style-name="T2">https://open.umn.edu/opentextbooks/</text:span></text:a><text:span text:style-name="T3"> </text:span></text:p>
      <text:p text:style-name="P1"/>
      <text:p text:style-name="P1">NIOS: </text:p>
      <text:p text:style-name="P2"><text:a xlink:type="simple" xlink:href="https://nios.ac.in/departmentsunits/academic/open-basic-education-(obe)/obesimen.aspx" text:style-name="Internet_20_link" text:visited-style-name="Visited_20_Internet_20_Link"><text:span text:style-name="T2">https://nios.ac.in/departmentsunits/academic/open-basic-education-(obe)/obesimen.aspx</text:span></text:a></text:p>
      <text:p text:style-name="P2"><text:a xlink:type="simple" xlink:href="https://nios.ac.in/online-course-material/secondary-courses.aspx" text:style-name="Internet_20_link" text:visited-style-name="Visited_20_Internet_20_Link"><text:span text:style-name="T2">https://nios.ac.in/online-course-material/secondary-courses.aspx</text:span></text:a><text:span text:style-name="T3"> </text:span></text:p>
      <text:p text:style-name="Text_20_body"/>
      <text:p text:style-name="P1">Telugu: Grammar  C.P. Brown: </text:p>
      <text:p text:style-name="P3"><text:a xlink:type="simple" xlink:href="https://archive.org/details/grammaroftelugul0000brow/page/16/mode/2up" text:style-name="Internet_20_link" text:visited-style-name="Visited_20_Internet_20_Link"><text:span text:style-name="T2">https://archive.org/details/grammaroftelugul0000brow/page/16/mode/2up</text:span></text:a><text:span text:style-name="T3"> </text:span></text:p>
      <text:p text:style-name="P2"><text:a xlink:type="simple" xlink:href="https://openlibrary.org/books/OL9069604M/The_Grammar_of_the_Telugu_Language" text:style-name="Internet_20_link" text:visited-style-name="Visited_20_Internet_20_Link"><text:span text:style-name="T2">https://openlibrary.org/books/OL9069604M/The_Grammar_of_the_Telugu_Language</text:span></text:a><text:span text:style-name="T3"> </text:span></text:p>
      <text:p text:style-name="P1">Grammar class 1 to 5: </text:p>
      <text:p text:style-name="P2"><text:a xlink:type="simple" xlink:href="https://archive.org/details/telugu-grammar-1to5th-school-level/page/n45/mode/2up" text:style-name="Internet_20_link" text:visited-style-name="Visited_20_Internet_20_Link"><text:span text:style-name="T2">https://archive.org/details/telugu-grammar-1to5th-school-level/page/n45/mode/2up</text:span></text:a><text:span text:style-name="T3"> </text:span></text:p>
      <text:p text:style-name="Text_20_body"/>
      <text:p text:style-name="P1">Ramayana etc: </text:p>
      <text:p text:style-name="P2"><text:a xlink:type="simple" xlink:href="https://library.bjp.org/jspui/handle/123456789/226" text:style-name="Internet_20_link" text:visited-style-name="Visited_20_Internet_20_Link"><text:span text:style-name="T2">https://library.bjp.org/jspui/handle/123456789/226</text:span></text:a><text:span text:style-name="T3"> </text:span></text:p>
      <text:p text:style-name="P3"><text:a xlink:type="simple" xlink:href="https://ebooks.tirumala.org/downloads/valmiki_ramayanam.pdf" text:style-name="Internet_20_link" text:visited-style-name="Visited_20_Internet_20_Link"><text:span text:style-name="T2">https://ebooks.tirumala.org/downloads/valmiki_ramayanam.pdf</text:span></text:a><text:span text:style-name="T3"> </text:span></text:p>
      <text:p text:style-name="P3"><text:a xlink:type="simple" xlink:href="https://ebooks.tirumala.org/" text:style-name="Internet_20_link" text:visited-style-name="Visited_20_Internet_20_Link"><text:span text:style-name="T2">https://ebooks.tirumala.org/</text:span></text:a><text:span text:style-name="T3"> </text:span></text:p>
      <text:p text:style-name="P6"><text:a xlink:type="simple" xlink:href="https://archive.org/details/valmiki-ramayana-gita-press-english/page/12/mode/2up" text:style-name="Internet_20_link" text:visited-style-name="Visited_20_Internet_20_Link"><text:span text:style-name="T2">https://archive.org/details/valmiki-ramayana-gita-press-english/page/12/mode/2up</text:span></text:a><text:span text:style-name="T3"> </text:span></text:p>
      <text:p text:style-name="P6"><text:span text:style-name="T1"/></text:p>
      <text:p text:style-name="P6"><text:bookmark text:name="docs-internal-guid-4785ca5d-7fff-8054-b04d-8719ab38c2c6"/><text:span text:style-name="T1">Carnatic music resources:</text:span></text:p>
      <text:list text:style-name="L1">
        <text:list-item>
          <text:p text:style-name="P7"><text:a xlink:type="simple" xlink:href="https://carnaticmusicexams.in/2021/10/06/freegurukul-సంగీతం/" text:style-name="Internet_20_link" text:visited-style-name="Visited_20_Internet_20_Link"><text:span text:style-name="T2">https://carnaticmusicexams.in/2021/10/06/freegurukul-%E0%B0%B8%E0%B0%82%E0%B0%97%E0%B1%80%E0%B0%A4%E0%B0%82/</text:span></text:a></text:p>
        </text:list-item>
        <text:list-item>
          <text:p text:style-name="P7"><text:a xlink:type="simple" xlink:href="https://nios.ac.in/online-course-material/secondary-courses/carnatic-music.aspx" text:style-name="Internet_20_link" text:visited-style-name="Visited_20_Internet_20_Link"><text:span text:style-name="T2">https://nios.ac.in/online-course-material/secondary-courses/carnatic-music.aspx</text:span></text:a></text:p>
        </text:list-item>
      </text:lis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30T10:39:55.271000000</dc:date>
    <meta:editing-duration>PT2M12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5" meta:word-count="87" meta:character-count="1667" meta:non-whitespace-character-count="1587"/>
  </office:meta>
</office:document-meta>
</file>